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left="0.25in" fo:margin-right="0in" fo:margin-top="0in" fo:margin-bottom="0in" fo:line-height="100%" fo:text-indent="-0.25in" style:auto-text-indent="false"/>
    </style:style>
    <style:style style:name="P3"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4" style:family="paragraph" style:parent-style-name="Standard">
      <style:paragraph-properties fo:margin-left="0.25in" fo:margin-right="0in" fo:margin-top="0in" fo:margin-bottom="0in" fo:line-height="100%" fo:text-indent="-0.25in" style:auto-text-indent="false"/>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7" style:family="paragraph" style:parent-style-name="Standard" style:list-style-name="">
      <style:paragraph-properties fo:margin-top="0in" fo:margin-bottom="0in" fo:line-height="100%"/>
      <style:text-properties style:font-name="Times New Roman" fo:font-size="12pt" style:font-size-asian="12pt" style:font-name-complex="Times New Roman1" style:font-size-complex="12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No_20_Spacing" style:master-page-name="Standard">
      <style:paragraph-properties fo:text-align="center" style:justify-single-word="false" style:page-number="auto"/>
      <style:text-properties style:font-name="Times New Roman" fo:font-size="14pt" style:font-size-asian="14pt" style:font-name-complex="Times New Roman1" style:font-size-complex="14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fo:font-style="normal" style:font-name-asian="Georgia" style:font-style-asian="normal" style:font-name-complex="Georgia" style:font-style-complex="normal"/>
    </style:style>
    <style:style style:name="T4" style:family="text">
      <style:text-properties fo:font-style="normal" fo:font-weight="bold" style:font-name-asian="Georgia" style:font-style-asian="normal" style:font-weight-asian="bold" style:font-name-complex="Georgia" style:font-style-complex="normal" style:font-weight-complex="bold"/>
    </style:style>
    <style:style style:name="T5"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6" style:family="text">
      <style:text-properties fo:color="#000000" style:font-name="Times New Roman" fo:font-size="12pt" style:text-underline-style="solid" style:text-underline-width="auto" style:text-underline-color="font-color" fo:font-weight="normal" style:font-name-asian="Georgia" style:font-size-asian="12pt" style:font-weight-asian="normal" style:font-name-complex="Georgia" style:font-size-complex="12pt" style:font-weight-complex="normal"/>
    </style:style>
    <style:style style:name="T7"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8"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9" style:family="text">
      <style:text-properties fo:color="#000000" style:font-name="Times New Roman" fo:font-size="12pt" fo:font-style="normal" style:text-underline-style="solid" style:text-underline-width="auto" style:text-underline-color="font-color" fo:font-weight="normal" style:font-name-asian="Georgia" style:font-size-asian="12pt" style:font-style-asian="normal" style:font-weight-asian="normal" style:font-name-complex="Georgia" style:font-size-complex="12pt" style:font-style-complex="normal" style:font-weight-complex="normal"/>
    </style:style>
    <style:style style:name="T10" style:family="text">
      <style:text-properties fo:color="#000000" fo:font-weight="normal" style:font-name-asian="Georgia" style:font-weight-asian="normal" style:font-name-complex="Georgia" style:font-weight-complex="normal"/>
    </style:style>
    <style:style style:name="T11" style:family="text">
      <style:text-properties fo:color="#000000" fo:font-style="normal" fo:font-weight="normal" style:font-name-asian="Georgia" style:font-style-asian="normal" style:font-weight-asian="normal" style:font-name-complex="Georgia" style:font-style-complex="normal" style:font-weight-complex="normal"/>
    </style:style>
    <style:style style:name="T12" style:family="text">
      <style:text-properties fo:color="#000000" fo:font-style="normal" style:text-underline-style="solid" style:text-underline-width="auto" style:text-underline-color="font-color" fo:font-weight="normal" style:font-name-asian="Georgia" style:font-style-asian="normal" style:font-weight-asian="normal" style:font-name-complex="Georgia" style:font-style-complex="normal" style:font-weight-complex="normal"/>
    </style:style>
    <style:style style:name="T13" style:family="text">
      <style:text-properties fo:color="#000000"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14"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5"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16" style:family="text">
      <style:text-properties fo:color="#000000" style:font-name="Times New Roman" fo:font-size="12pt" fo:font-style="italic" fo:font-weight="bold" style:font-name-asian="Georgia" style:font-size-asian="12pt" style:font-style-asian="italic" style:font-weight-asian="bold" style:font-name-complex="Georgia" style:font-size-complex="12pt" style:font-style-complex="italic" style:font-weight-complex="bold"/>
    </style:style>
    <style:style style:name="T17" style:family="text">
      <style:text-properties fo:font-weight="bold" style:font-weight-asian="bold" style:font-weight-complex="bold"/>
    </style:style>
    <style:style style:name="T18" style:family="text">
      <style:text-properties fo:color="#800000" style:font-name="Georgia"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19" style:family="text">
      <style:text-properties fo:color="#800000" style:font-name="Times New Roman"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20" style:family="text">
      <style:text-properties fo:color="#800000"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21" style:family="text">
      <style:text-properties style:use-window-font-color="true"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2" style:family="text">
      <style:text-properties style:use-window-font-color="true" style:font-name="Times New Roman"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3" style:family="text">
      <style:text-properties style:use-window-font-color="true"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4" style:family="text">
      <style:text-properties fo:color="#808080" style:font-name="Georgia"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25" style:family="text">
      <style:text-properties fo:color="#808080" style:font-name="Times New Roman"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26" style:family="text">
      <style:text-properties fo:color="#80808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n't Let Go of the Sword</text:p>
      <text:p text:style-name="P1"/>
      <text:p text:style-name="No_20_Spacing"><text:span text:style-name="T2">Read:</text:span><text:span text:style-name="T1"> II Samuel 23:8-10</text:span></text:p>
      <text:p text:style-name="P1"/>
      <text:p text:style-name="P2"><text:span text:style-name="T2">Text:</text:span><text:span text:style-name="T1"> </text:span><text:span text:style-name="T6">Ephesians 6:17</text:span><text:span text:style-name="T5"> “And take the...sword of the Spirit, which is the </text:span></text:p>
      <text:p text:style-name="P2"><text:span text:style-name="T5">word of God:” </text:span><text:span text:style-name="T6">Hebrews 4:12</text:span><text:span text:style-name="T5"> “For the word of God </text:span><text:span text:style-name="T7">is</text:span><text:span text:style-name="T8"> quick, and</text:span></text:p>
      <text:p text:style-name="P2"><text:span text:style-name="T8">powerful, and sharper than any two-edged sword,” </text:span><text:span text:style-name="T9">Revelation 2:12</text:span></text:p>
      <text:p text:style-name="P4">“...These things saith he which hath the sharp sword with two edges;”</text:p>
      <text:p text:style-name="P3"/>
      <text:h text:style-name="P5" text:outline-level="3"><text:span text:style-name="T2">Introduction:</text:span><text:span text:style-name="T1"> Have you ever thought that there was no one who was aware of, or cared about the battle that you were in? You thought that you were all alone and that there was no way that you would be able to prevail? Perhaps it was a conflict with another person. Maybe it was a family situation that you believed was unsolvable. Or perhaps it was an internal struggle that you were unable to share with anyone. </text:span></text:h>
      <text:h text:style-name="P6" text:outline-level="3"><text:s text:c="2"/>Eleazar was a soldier. He was trained to fight and knew that the Philistines were the enemy. In one decisive battle he found himself alone (or at least it seemed that way). </text:h>
      <text:h text:style-name="P7" text:outline-level="3"/>
      <text:h text:style-name="P7" text:outline-level="3"><text:span text:style-name="T17">I. Eleazar was a soldier:</text:span> He was trained to fight. He had survived other battles. He hung out with the elite of David's army. He was considered one of the best. He had been tried but not like what was to come.</text:h>
      <text:h text:style-name="P7" text:outline-level="3"><text:s text:c="2"/>No one knows what any one will do in a battle. Some of the most experienced soldiers will crack up in a particular situation. That is why a good soldier watches out for his buddies they encourage each other in battle. Have you ever seen a saint of God who slipped up and you were surprised? You and I need to look out for each other.</text:h>
      <text:h text:style-name="P7" text:outline-level="3"/>
      <text:h text:style-name="P7" text:outline-level="3"><text:span text:style-name="T17">II. Eleazar had a weapon:</text:span> His weapon was a sword. He was good with a sword. He used it to cut down enemies of David. In battle he was known to leave a lot of dead soldiers behind. </text:h>
      <text:h text:style-name="P7" text:outline-level="3"><text:s text:c="2"/>We too have a weapon; called a sword. Paul said: <text:span text:style-name="T10">“And take the... sword of the Spirit, which is the word of God:” John (the revelator) said of God: </text:span><text:span text:style-name="T11">“...He which hath the sharp sword with two edges;” </text:span><text:span text:style-name="T12">How important is this weapon that we have</text:span><text:span text:style-name="T11">? It is the only weapon that Jesus used when satan himself came to tempt Him. Every response that Jesus used with satan started out with the words: “It is written.” If Jesus used this this weapon then it only makes sense that you and I would do well to be ready to use it when satan comes against us. </text:span></text:h>
      <text:h text:style-name="P7" text:outline-level="3"><text:span text:style-name="T11"/></text:h>
      <text:h text:style-name="P7" text:outline-level="3"><text:span text:style-name="T17">III. Eleazar was weary:</text:span> He used his weapon. He used it well. He grew tired while using his weapon. Have you ever been exhausted? Have you been exhausted while doing a task that was important? Have you ever wondered if the task was worth the effort? (Are you weary...). Eleazar was so tired that he did not have the strength to open the hand that held the sword. He could still swing it (using his arm strength) to defend himself but he could not open his fingers to lay it down. No one would have blamed him for quitting. </text:h>
      <text:h text:style-name="P7" text:outline-level="3"/>
      <text:h text:style-name="P7" text:outline-level="3"><text:span text:style-name="T17">IV. Eleazar didn't quit:</text:span> He would have been praised anyway for making such a valiant effort. Perhaps he realized that he probably would lose this battle but he decided to fight as long as he could. I recently read of a missionary to Afghanistan. Werner Groenewald stated at a missionary conference: “You only die once..it might as well be for Christ.” Several months later he gave his life for Christ. Eleazar had the same mindset. He would fight until victory or death but he wouldn't quit.</text:h>
      <text:h text:style-name="P7" text:outline-level="3"/>
      <text:p text:style-name="P8"><text:span text:style-name="T4">Conclude:</text:span><text:span text:style-name="T3"> What about the others? What about those who were too afraid to fight? Don't you think Eleazar was afraid? The difference between Eleazar and the ones who didn't fight is what they were afraid of. While others were afraid to fight; Eleazar was afraid to stop fighting. All the others has access to their own swords but their swords had no enemy blood on them not because the sword was deficient but because the hand that held the sword was reluctant.</text:span></text:p>
      <text:p text:style-name="P8"><text:span text:style-name="T3"><text:s text:c="2"/>I want to challenge you today to take up the sword. Read it, study it, sharpen your mind by memorizing it. Be ready to use it. Don't be afraid to quote it when you are backed into a corner. Use it at work. Use it at the mall. Use it when your family is together. Use it with the understanding that it is God's Word. </text:span></text:p>
      <text:p text:style-name="P10"><text:span text:style-name="T8"><text:s text:c="2"/></text:span><text:span text:style-name="T8">Isaiah said: “So shall my word be that goeth forth out of my mouth: it shall not return unto me void, but it shall accomplish that which I please, and it shall prosper </text:span><text:span text:style-name="T7">in the thing</text:span><text:span text:style-name="T8"> whereto I sent it.”</text:span></text:p>
      <text:p text:style-name="P10"><text:span text:style-name="T8"><text:s text:c="2"/>Please stand up and hold your sword high as we close in prayer.</text:span></text:p>
      <text:p text:style-name="P9"/>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6-11-12T10:30:52.84</dc:date>
    <meta:editing-duration>PT2H56M40S</meta:editing-duration>
    <meta:generator>OpenOffice/4.1.2$Win32 OpenOffice.org_project/412m3$Build-9782</meta:generator>
    <meta:printed-by>Joel  Tice</meta:printed-by>
    <meta:print-date>2016-11-12T10:30:33.63</meta:print-date>
    <meta:document-statistic meta:table-count="0" meta:image-count="0" meta:object-count="0" meta:page-count="1" meta:paragraph-count="19" meta:word-count="802" meta:character-count="42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